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fo:font-size="15pt" officeooo:rsid="000d7a50" officeooo:paragraph-rsid="000d7a50" style:font-size-asian="15pt" style:font-size-complex="15pt"/>
    </style:style>
    <style:style style:name="P2" style:family="paragraph" style:parent-style-name="Standard">
      <style:text-properties style:font-name="Arial" fo:font-size="15pt" fo:font-weight="bold" officeooo:rsid="000d7a50" officeooo:paragraph-rsid="000d7a50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Arial" fo:font-size="15pt" fo:font-weight="bold" officeooo:rsid="000d7a50" officeooo:paragraph-rsid="000d7a50" style:font-size-asian="13.1000003814697pt" style:font-weight-asian="bold" style:font-size-complex="15pt" style:font-weight-complex="bold"/>
    </style:style>
    <style:style style:name="P4" style:family="paragraph" style:parent-style-name="Standard" style:list-style-name="L3">
      <style:text-properties style:font-name="Arial" fo:font-size="15pt" fo:font-weight="normal" officeooo:rsid="000d7a50" officeooo:paragraph-rsid="000d7a50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style:font-name="Arial" fo:font-size="24pt" fo:font-weight="bold" officeooo:rsid="000d7a50" officeooo:paragraph-rsid="000d7a50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Arial" fo:font-size="14pt" fo:font-weight="bold" officeooo:rsid="000d7a50" officeooo:paragraph-rsid="000d7a50" style:font-size-asian="12.25pt" style:font-weight-asian="bold" style:font-size-complex="14pt" style:font-weight-complex="bold"/>
    </style:style>
    <style:style style:name="P7" style:family="paragraph" style:parent-style-name="Standard">
      <style:text-properties officeooo:paragraph-rsid="000d7a50"/>
    </style:style>
    <style:style style:name="P8" style:family="paragraph" style:parent-style-name="Standard">
      <style:text-properties fo:font-weight="bold" officeooo:rsid="000d7a50" officeooo:paragraph-rsid="000d7a50" style:font-weight-asian="bold" style:font-weight-complex="bold"/>
    </style:style>
    <style:style style:name="P9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/>
    </style:style>
    <style:style style:name="T2" style:family="text">
      <style:text-properties style:font-name="Arial" fo:font-size="15pt" style:font-size-asian="15pt" style:font-size-complex="15pt"/>
    </style:style>
    <style:style style:name="T3" style:family="text">
      <style:text-properties style:font-name="Arial" fo:font-size="15pt" officeooo:rsid="000d7a50" style:font-size-asian="15pt" style:font-size-complex="15pt"/>
    </style:style>
    <style:style style:name="T4" style:family="text">
      <style:text-properties style:font-name="Arial" fo:font-size="15pt" fo:font-weight="bold" officeooo:rsid="000d7a50" style:font-size-asian="15pt" style:font-weight-asian="bold" style:font-size-complex="15pt" style:font-weight-complex="bold"/>
    </style:style>
    <style:style style:name="T5" style:family="text">
      <style:text-properties style:font-name="Arial" fo:font-size="15pt" fo:font-weight="bold" officeooo:rsid="000d7a50" style:font-size-asian="13.1000003814697pt" style:font-weight-asian="bold" style:font-size-complex="15pt" style:font-weight-complex="bold"/>
    </style:style>
    <style:style style:name="T6" style:family="text">
      <style:text-properties style:font-name="Arial" fo:font-size="15pt" fo:font-weight="normal" style:font-size-asian="15pt" style:font-weight-asian="normal" style:font-size-complex="15pt" style:font-weight-complex="normal"/>
    </style:style>
    <style:style style:name="T7" style:family="text">
      <style:text-properties style:font-name="Arial" fo:font-size="15pt" fo:font-weight="normal" officeooo:rsid="000d7a50" style:font-size-asian="15pt" style:font-weight-asian="normal" style:font-size-complex="15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1pt" fo:font-weight="normal" style:font-size-asian="21pt" style:font-weight-asian="normal" style:font-size-complex="21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16cm" fo:text-indent="-0.635cm" fo:margin-left="1.41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51cm" fo:text-indent="-0.635cm" fo:margin-left="2.05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86cm" fo:text-indent="-0.635cm" fo:margin-left="2.68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21cm" fo:text-indent="-0.635cm" fo:margin-left="3.32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56cm" fo:text-indent="-0.635cm" fo:margin-left="3.95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91cm" fo:text-indent="-0.635cm" fo:margin-left="4.59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26cm" fo:text-indent="-0.635cm" fo:margin-left="5.22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61cm" fo:text-indent="-0.635cm" fo:margin-left="5.86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96cm" fo:text-indent="-0.635cm" fo:margin-left="6.49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31cm" fo:text-indent="-0.635cm" fo:margin-left="7.131cm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draw:fill="solid" draw:fill-color="#eeeeee" draw:opacity="0%" draw:textarea-horizontal-align="justify" draw:textarea-vertical-align="middle" draw:auto-grow-height="false" fo:min-height="2.249cm" fo:min-width="2.35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166cm" fo:min-width="0cm" fo:padding-top="0.139cm" fo:padding-bottom="0.139cm" fo:padding-left="0.265cm" fo:padding-right="0.265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solid" svg:stroke-width="0.018cm" svg:stroke-color="#e8a202" draw:marker-start="" draw:marker-start-width="0.228cm" draw:marker-start-center="false" draw:marker-end="" draw:marker-end-width="0.228cm" draw:marker-end-center="false" draw:fill="solid" draw:fill-color="#ffe994" draw:textarea-horizontal-align="justify" draw:textarea-vertical-align="middle" draw:auto-grow-height="false" fo:min-height="0cm" fo:min-width="0cm" fo:padding-top="0.134cm" fo:padding-bottom="0.134cm" fo:padding-left="0.259cm" fo:padding-right="0.259cm" fo:wrap-option="wrap" draw:shadow="hidden" draw:shadow-offset-x="0.199cm" draw:shadow-offset-y="0.199c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g text:anchor-type="paragraph" draw:z-index="1" draw:name="user-identity" draw:style-name="gr1"><draw:custom-shape draw:style-name="gr2" draw:text-style-name="P9" svg:width="2.853cm" svg:height="2.498cm" svg:x="-0.88cm" svg:y="-0.443cm"><text:p/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10" svg:width="0.715cm" svg:height="0.629cm" svg:x="0.187cm" svg:y="0.18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ellipse draw:style-name="gr4" draw:text-style-name="P10" svg:width="1.424cm" svg:height="1.093cm" svg:x="-0.166cm" svg:y="0.892cm" draw:kind="arc" draw:start-angle="1.12" draw:end-angle="179.38"><text:p/></draw:ellipse></draw:g><text:s text:c="15"/></text:p>
      <text:p text:style-name="P6"><text:span text:style-name="T9"><text:s text:c="12"/></text:span><text:span text:style-name="T10">Marco Crivelli – Info 5A</text:span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5">Atividade 1 - </text:p>
      <text:p text:style-name="P2"/>
      <text:p text:style-name="P2">Pesquisa sobre aplicativos que fazem o uso do React Native.</text:p>
      <text:p text:style-name="P1"/>
      <text:p text:style-name="P1"><text:span text:style-name="T8">Nome:</text:span> Discord</text:p>
      <text:p text:style-name="P1"/>
      <text:p text:style-name="P7"><text:span text:style-name="T4">Descrição:</text:span><text:span text:style-name="T3"> </text:span><text:span text:style-name="T2">No Discord </text:span><text:span text:style-name="T3">é um aplicativo que tem o intuito de fazer com que seus usuários se conectem mais uns com os outros e criem comunidades com um tema específico, ou apenas um grupo de amigos</text:span><text:span text:style-name="T2">. </text:span></text:p>
      <text:p text:style-name="P7"><text:span text:style-name="T2"/></text:p>
      <text:p text:style-name="P8"><text:span text:style-name="T2">Custo: </text:span><text:span text:style-name="T6">Gratuito.</text:span></text:p>
      <text:p text:style-name="P8"><text:span text:style-name="T6"/></text:p>
      <text:p text:style-name="P8"><text:span text:style-name="T2">Quantidade de downloads: </text:span><text:span text:style-name="T6">mais de 100 milhões</text:span></text:p>
      <text:p text:style-name="P8"><draw:custom-shape text:anchor-type="paragraph" draw:z-index="0" draw:name="star-1" draw:style-name="gr5" draw:text-style-name="P11" svg:width="0.502cm" svg:height="0.502cm" svg:x="4.292cm" svg:y="0.598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text:span text:style-name="T6"/></text:p>
      <text:p text:style-name="P8"><text:span text:style-name="T2">Nota: </text:span><text:span text:style-name="T6">4.3 estrelas</text:span></text:p>
      <text:p text:style-name="P8"><text:span text:style-name="T6"/></text:p>
      <text:p text:style-name="P7"><text:span text:style-name="T4">Quantidade de avaliações: </text:span><text:span text:style-name="T2">5,63 mi</text:span><text:span text:style-name="T3">lhões </text:span><text:span text:style-name="T2">avaliações </text:span></text:p>
      <text:p text:style-name="P7"><text:span text:style-name="T2"/></text:p>
      <text:p text:style-name="P5">Atividade 2 - </text:p>
      <text:p text:style-name="P5"><text:span text:style-name="T1"/></text:p>
      <text:p text:style-name="P3">Procura por duas vagas que em empresas que fazem uso do React Native.</text:p>
      <text:p text:style-name="P3"/>
      <text:p text:style-name="P7"><text:span text:style-name="T5">Vaga 1: </text:span><text:span text:style-name="T2">Dev React Native especialista em UX</text:span></text:p>
      <text:p text:style-name="P7"><text:span text:style-name="T5">Vaga 2: </text:span><text:span text:style-name="T7">Dev React Native e Front-End JavaScript</text:span></text:p>
      <text:p text:style-name="P7"><text:span text:style-name="T4"/></text:p>
      <text:p text:style-name="P3">Empresas grandes que fazem o uso do React Native</text:p>
      <text:list text:style-name="L3">
        <text:list-item>
          <text:p text:style-name="P4">Energisa</text:p>
        </text:list-item>
        <text:list-item>
          <text:p text:style-name="P4">Globo.com</text:p>
        </text:list-item>
        <text:list-item>
          <text:p text:style-name="P4">Nubank</text:p>
        </text:list-item>
        <text:list-item>
          <text:p text:style-name="P4">Polishop</text:p>
        </text:list-item>
        <text:list-item>
          <text:p text:style-name="P4">UberEats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7T13:50:14.278000000</meta:creation-date>
    <dc:date>2024-02-07T14:16:40.314000000</dc:date>
    <meta:editing-duration>PT26M26S</meta:editing-duration>
    <meta:editing-cycles>1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0" meta:word-count="124" meta:character-count="726" meta:non-whitespace-character-count="594"/>
  </office:meta>
</office:document-meta>
</file>